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none" fo:min-height="1.423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none" fo:min-height="2.134cm"/>
      <style:paragraph-properties style:writing-mode="lr-tb"/>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3" style:family="graphic" style:parent-style-name="standard">
      <style:graphic-properties draw:stroke="none" draw:fill-color="#729fcf"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color="#ffff6d" draw:textarea-horizontal-align="justify" draw:textarea-vertical-align="middle" draw:auto-grow-height="false" fo:min-height="4.208cm" fo:min-width="0.769cm"/>
    </style:style>
    <style:style style:name="gr57"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outline1" style:list-style-name="L4">
      <style:graphic-properties fo:min-height="11.929cm"/>
      <style:paragraph-properties style:writing-mode="lr-tb"/>
    </style:style>
    <style:style style:name="pr100"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6d"/>
      <style:paragraph-properties fo:text-align="center"/>
      <style:text-properties fo:language="fr" fo:country="FR"/>
    </style:style>
    <style:style style:name="P42" style:family="paragraph">
      <style:paragraph-properties fo:margin-left="0cm" fo:margin-right="0cm" fo:margin-top="0cm" fo:margin-bottom="0cm" fo:line-height="100%" fo:text-indent="0cm"/>
    </style:style>
    <style:style style:name="P43" style:family="paragraph">
      <loext:graphic-properties draw:fill-color="#ff005e"/>
      <style:paragraph-properties fo:text-align="center"/>
      <style:text-properties fo:language="fr" fo:country="FR"/>
    </style:style>
    <style:style style:name="P44" style:family="paragraph">
      <style:paragraph-properties fo:margin-left="0cm" fo:margin-right="0cm" fo:margin-top="0.297cm" fo:margin-bottom="0cm" fo:text-align="start" fo:text-indent="0cm">
        <style:tab-stops/>
      </style:paragraph-properties>
    </style:style>
    <style:style style:name="P45" style:family="paragraph">
      <loext:graphic-properties draw:fill-color="#e8f2a1"/>
      <style:paragraph-properties fo:text-align="center"/>
      <style:text-properties fo:language="fr" fo:country="FR"/>
    </style:style>
    <style:style style:name="P46" style:family="paragraph">
      <loext:graphic-properties draw:fill-color="#ffffff"/>
      <style:paragraph-properties style:writing-mode="lr-tb"/>
      <style:text-properties fo:font-size="28.1000003814697pt"/>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d62e4e"/>
      <style:paragraph-properties fo:text-align="center"/>
      <style:text-properties fo:language="fr" fo:country="FR"/>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729fcf"/>
      <style:paragraph-properties fo:text-align="center"/>
      <style:text-properties fo:language="fr" fo:country="FR"/>
    </style:style>
    <style:style style:name="P60" style:family="paragraph">
      <style:text-properties fo:font-size="32pt"/>
    </style:style>
    <style:style style:name="P61"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2" style:family="paragraph">
      <loext:graphic-properties draw:fill-color="#ff6d6d"/>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5cm 15.73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8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5" draw:layer="layout" svg:width="14.9cm" svg:height="1.5cm" svg:x="11.6cm" svg:y="12.5cm" presentation:class="outline" presentation:user-transformed="true">
          <draw:text-box>
            <text:p text:style-name="P33"><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0010000041000000182B2953674C8928D60.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1" draw:layer="layout" svg:width="1.5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rst" xlink:type="simple">https://playwright.dev/docs/api/class-locator#locator-first</text:a></text:span></text:p>
              </text:list-item>
              <text:list-item>
                <text:p text:style-name="P42"><text:span text:style-name="T10"><text:a xlink:href="https://playwright.dev/docs/api/class-locator#locator-last" xlink:type="simple">https://playwright.dev/docs/api/class-locator#locator-last</text:a></text:span></text:p>
              </text:list-item>
              <text:list-item>
                <text:p text:style-name="P42"><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3" draw:layer="layout" svg:width="1.113cm" svg:height="14.531cm" draw:transform="rotate (-1.5707963267949) translate (28.29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9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91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1" draw:layer="layout" svg:width="1.513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negating-matchers" xlink:type="simple">https://playwright.dev/docs/test-assertions#negating-matchers</text:a></text:span></text:p>
              </text:list-item>
            </text:list>
          </draw:text-box>
        </draw:frame>
        <draw:frame draw:style-name="gr2" draw:text-style-name="P30" draw:layer="layout" svg:width="22cm" svg:height="6.42cm" svg:x="3cm" svg:y="5.639cm">
          <draw:image xlink:href="Pictures/1000000100000410000001309902165B00784580.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2">
          <draw:page-thumbnail draw:style-name="gr5" draw:layer="layout" svg:width="13.586cm" svg:height="11.136cm" svg:x="3.703cm" svg:y="2.252cm" draw:page-number="27"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0" draw:layer="layout" svg:width="26.06cm" svg:height="9.904cm" svg:x="1.356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7"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2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Commencer l’intitulé d’un test par “should”</text:span></text:p>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2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office:forms form:automatic-focus="false" form:apply-design-mode="false"/>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api/class-locator#locator-get-by-role" xlink:type="simple">https://playwright.dev/docs/api/class-locator#locator-get-by-role</text:a></text:span></text:p>
              </text:list-item>
              <text:list-item>
                <text:p text:style-name="P42"><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2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1" draw:layer="layout" svg:width="1.513cm" svg:height="14.531cm" draw:transform="rotate (-1.5707963267949) translate (28.7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4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testing-library.com/" xlink:type="simple">https://testing-library.com/</text:a></text:span></text:p>
              </text:list-item>
            </text:list>
          </draw:text-box>
        </draw:frame>
        <draw:frame draw:style-name="gr37" draw:text-style-name="P49"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0"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5" draw:text-style-name="P23" draw:layer="layout" svg:width="1.513cm" svg:height="14.531cm" svg:x="27.04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0"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4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draw:frame draw:style-name="gr39" draw:text-style-name="P50"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3" draw:layer="layout" svg:width="1.713cm" svg:height="14.531cm" draw:transform="rotate (-1.5707963267949) translate (32.28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4" draw:layer="layout" svg:width="1.713cm" svg:height="14.531cm" draw:transform="rotate (-1.5707963267949) translate (32.5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4" draw:layer="layout" svg:width="1.713cm" svg:height="14.531cm" draw:transform="rotate (-1.5707963267949) translate (32.5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00100000410000001821AC22B18CC311D9D.png" xlink:type="simple" xlink:show="embed" xlink:actuate="onLoad" draw:mime-type="image/png">
            <text:p/>
          </draw:image>
        </draw:frame>
        <draw:frame draw:style-name="gr38" draw:text-style-name="P50"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9" draw:text-style-name="P50"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8" draw:text-style-name="P50"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api/class-page#page-wait-for-response" xlink:type="simple">https://playwright.dev/docs/api/class-page#page-wait-for-response</text:a></text:span></text:p>
              </text:list-item>
            </text:list>
          </draw:text-box>
        </draw:frame>
        <draw:frame draw:style-name="gr39" draw:text-style-name="P50"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5" draw:layer="layout" svg:width="1.713cm" svg:height="14.531cm" draw:transform="rotate (-1.5707963267949) translate (32.0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2"><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6" draw:layer="layout" svg:width="1.713cm" svg:height="14.531cm" draw:transform="rotate (-1.5707963267949) translate (32.0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6" draw:layer="layout" svg:width="1.713cm" svg:height="14.531cm" draw:transform="rotate (-1.5707963267949) translate (32.0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001000004200000013094D72DAC4F3D7F78.png" xlink:type="simple" xlink:show="embed" xlink:actuate="onLoad" draw:mime-type="image/png">
            <text:p/>
          </draw:image>
        </draw:frame>
        <draw:frame draw:style-name="gr47" draw:text-style-name="P50"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57" draw:layer="layout" svg:width="1.713cm" svg:height="14.531cm" draw:transform="rotate (-1.5707963267949) translate (32.0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1.453cm" svg:x="1.024cm" svg:y="14.001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8" draw:text-style-name="P57" draw:layer="layout" svg:width="1.713cm" svg:height="14.531cm" draw:transform="rotate (-1.5707963267949) translate (32.01cm 14.4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50" draw:layer="layout" svg:width="24.8cm" svg:height="1.3cm" svg:x="1.6cm" svg:y="11cm">
          <draw:text-box>
            <text:p text:style-name="P25"><text:span text:style-name="T28">On ajoute une classe sur l’élément qui a été récupéré</text:span></text:p>
          </draw:text-box>
        </draw:frame>
        <draw:frame draw:style-name="gr49" draw:text-style-name="P20" draw:layer="layout" svg:width="25.147cm" svg:height="1.453cm" svg:x="1.023cm" svg:y="14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1" draw:text-style-name="P58" draw:layer="layout" svg:width="1.513cm" svg:height="14.531cm" svg:x="27.048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test-configuration" xlink:type="simple">https://playwright.dev/docs/test-configuration</text:a></text:span></text:p>
              </text:list-item>
              <text:list-item>
                <text:p text:style-name="P42"><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50" draw:text-style-name="P50" draw:layer="layout" svg:width="24.8cm" svg:height="1.3cm" svg:x="1.6cm" svg:y="12.3cm">
          <draw:text-box>
            <text:p text:style-name="P25"><text:span text:style-name="T28">On transfert la page ouverte dans un nouvel onglet dans la variable "newPage"</text:span></text:p>
          </draw:text-box>
        </draw:frame>
        <draw:frame presentation:style-name="pr92"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3"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presentation:style-name="pr94"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3" draw:master-page-name="Default" presentation:presentation-page-layout-name="AL1T0">
        <office:forms form:automatic-focus="false" form:apply-design-mode="false"/>
        <draw:frame draw:style-name="gr2" draw:text-style-name="P30" draw:layer="layout" svg:width="24.75cm" svg:height="10.82cm" svg:x="1.625cm" svg:y="1.692cm">
          <draw:image xlink:href="Pictures/10000001000004A80000020A4AD161FFA26A531D.png" xlink:type="simple" xlink:show="embed" xlink:actuate="onLoad" draw:mime-type="image/png">
            <text:p/>
          </draw:image>
        </draw:frame>
        <draw:frame presentation:style-name="pr95"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draw:style-name="gr50" draw:text-style-name="P50" draw:layer="layout" svg:width="24.8cm" svg:height="1.3cm" svg:x="1.6cm" svg:y="12.4cm">
          <draw:text-box>
            <text:p text:style-name="P25"><text:span text:style-name="T28">On définit un deuxième onglet qui charge un autre site</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presentation:style-name="pr96"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7" draw:text-style-name="P61" draw:layer="layout" svg:width="26.13cm" svg:height="9.704cm" svg:x="1.37cm" svg:y="2.296cm" presentation:class="outline" presentation:user-transformed="true">
          <draw:text-box>
            <text:list text:style-name="L2">
              <text:list-item>
                <text:p text:style-name="P60">Système d’annotation</text:p>
              </text:list-item>
              <text:list-item>
                <text:p text:style-name="P60">Permet de filtrer les tester à lancer</text:p>
              </text:list-item>
              <text:list-item>
                <text:p text:style-name="P60">Un test peut avoir plusieurs tags</text:p>
              </text:list-item>
              <text:list-item>
                <text:p text:style-name="P60">Un tag peut s’appliquer à un groupe de tests</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presentation:notes draw:style-name="dp4">
          <office:forms form:automatic-focus="false" form:apply-design-mode="false"/>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draw:style-name="gr55" draw:text-style-name="P25" draw:layer="layout" svg:width="25cm" svg:height="10.37cm" svg:x="1.5cm" svg:y="1.771cm">
          <draw:image xlink:href="Pictures/1000000100000410000001B092DE33AB69CE3325.png" xlink:type="simple" xlink:show="embed" xlink:actuate="onLoad" draw:mime-type="image/png">
            <text:p/>
          </draw:image>
        </draw:frame>
        <draw:frame presentation:style-name="pr98"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draw:frame draw:style-name="gr50" draw:text-style-name="P50" draw:layer="layout" svg:width="24.8cm" svg:height="1.3cm" svg:x="1.6cm" svg:y="12.1cm">
          <draw:text-box>
            <text:p text:style-name="P25"><text:span text:style-name="T28">Notre test a le tag "@report", nous pourrons choisir d’exécuter uniquement ce tag</text:span></text:p>
          </draw:text-box>
        </draw:frame>
        <presentation:notes draw:style-name="dp4">
          <office:forms form:automatic-focus="false" form:apply-design-mode="false"/>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custom-shape draw:style-name="gr56" draw:text-style-name="P41" draw:layer="layout" svg:width="2.538cm" svg:height="13.757cm" draw:transform="rotate (-3.14159265358979) translate (1.017cm 16.06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62"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99" draw:text-style-name="P63"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2"><text:span text:style-name="T22"><text:a xlink:href="https://nightwatchjs.org/" xlink:type="simple">https://nightwatchjs.org/</text:a></text:span></text:p>
              </text:list-item>
              <text:list-item>
                <text:p text:style-name="P42"><text:span text:style-name="T22"><text:a xlink:href="https://www.cypress.io/" xlink:type="simple">https://www.cypress.io/</text:a></text:span></text:p>
              </text:list-item>
              <text:list-item>
                <text:p text:style-name="P42"><text:span text:style-name="T22"><text:a xlink:href="https://pptr.dev/" xlink:type="simple">https://pptr.dev/</text:a></text:span></text:p>
              </text:list-item>
              <text:list-item>
                <text:p text:style-name="P42"><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67" draw:style-name="dp5" draw:master-page-name="Default" presentation:presentation-page-layout-name="AL3T1">
        <office:forms form:automatic-focus="false" form:apply-design-mode="false"/>
        <draw:frame presentation:style-name="pr100" draw:text-style-name="P64"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67" presentation:class="page"/>
          <draw:frame presentation:style-name="pr1" draw:text-style-name="P65" draw:layer="layout" svg:width="16.8cm" svg:height="13.365cm" svg:x="2.097cm" svg:y="14.103cm" presentation:class="notes" presentation:placeholder="true">
            <draw:text-box/>
          </draw:frame>
        </presentation:notes>
      </draw:page>
      <draw:page draw:name="page68"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15:54:56.457000000</dc:date>
    <meta:editing-duration>P21DT16H38M25S</meta:editing-duration>
    <meta:editing-cycles>1332</meta:editing-cycles>
    <meta:generator>LibreOffice/7.2.7.2$Windows_X86_64 LibreOffice_project/8d71d29d553c0f7dcbfa38fbfda25ee34cce99a2</meta:generator>
    <meta:document-statistic meta:object-count="451"/>
  </office:meta>
</office:document-meta>
</file>